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3.72cm" fo:min-width="17.852cm"/>
      <style:paragraph-properties style:writing-mode="lr-tb"/>
    </style:style>
    <style:style style:name="gr2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1.815cm" fo:min-width="10.549cm"/>
      <style:paragraph-properties style:writing-mode="lr-tb"/>
    </style:style>
    <style:style style:name="gr3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9.502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8cm" draw:marker-end-width="0.28cm" draw:fill="none" draw:textarea-vertical-align="middle" draw:auto-grow-height="false" fo:min-height="2.675cm" fo:min-width="0.42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draw:opacity="10%" draw:textarea-horizontal-align="justify" draw:textarea-vertical-align="middle" draw:auto-grow-height="false" fo:min-height="0.424cm" fo:min-width="0.174cm"/>
      <style:paragraph-properties style:writing-mode="lr-tb"/>
    </style:style>
    <style:style style:name="gr6" style:family="graphic" style:parent-style-name="objectwithoutfill">
      <style:graphic-properties svg:stroke-color="#3465a4" draw:marker-end="Arrowheads_20_24" draw:marker-end-width="0.3cm" draw:fill="none" draw:textarea-vertical-align="middle"/>
    </style:style>
    <style:style style:name="gr7" style:family="graphic" style:parent-style-name="objectwithoutfill">
      <style:graphic-properties draw:marker-end="Arrowheads_20_25" draw:marker-end-width="0.3cm" draw:fill="none" draw:textarea-vertical-align="middle"/>
    </style:style>
    <style:style style:name="gr8" style:family="graphic" style:parent-style-name="objectwithoutfill">
      <style:graphic-properties draw:marker-end="Arrowheads_20_26" draw:marker-end-width="0.3cm" draw:fill="none" draw:textarea-vertical-align="middle"/>
    </style:style>
    <style:style style:name="gr9" style:family="graphic" style:parent-style-name="objectwithoutfill">
      <style:graphic-properties svg:stroke-color="#3465a4" draw:marker-end="Arrowheads_20_27" draw:marker-end-width="0.3cm" draw:fill="none" draw:textarea-vertical-align="middle"/>
    </style:style>
    <style:style style:name="gr10" style:family="graphic" style:parent-style-name="objectwithoutfill">
      <style:graphic-properties svg:stroke-color="#77bc65" draw:marker-end="Arrowheads_20_28" draw:marker-end-width="0.3cm" draw:fill="none" draw:textarea-vertical-align="middle"/>
    </style:style>
    <style:style style:name="gr11" style:family="graphic" style:parent-style-name="objectwithoutfill">
      <style:graphic-properties svg:stroke-color="#77bc65" draw:marker-end="Arrowheads_20_29" draw:marker-end-width="0.3cm" draw:fill="none" draw:textarea-vertical-align="middle"/>
    </style:style>
    <style:style style:name="gr12" style:family="graphic" style:parent-style-name="objectwithoutfill">
      <style:graphic-properties draw:marker-end="Arrowheads_20_38" draw:marker-end-width="0.3cm" draw:fill="none" draw:textarea-vertical-align="middle"/>
    </style:style>
    <style:style style:name="gr13" style:family="graphic" style:parent-style-name="objectwithoutfill">
      <style:graphic-properties draw:marker-end="Arrowheads_20_39" draw:marker-end-width="0.3cm" draw:fill="none" draw:textarea-vertical-align="middle"/>
    </style:style>
    <style:style style:name="gr14" style:family="graphic" style:parent-style-name="objectwithoutfill">
      <style:graphic-properties draw:marker-end="Arrowheads_20_40" draw:marker-end-width="0.3cm" draw:fill="none" draw:textarea-vertical-align="middle"/>
    </style:style>
    <style:style style:name="gr15" style:family="graphic" style:parent-style-name="objectwithoutfill">
      <style:graphic-properties svg:stroke-color="#3465a4" draw:marker-end="Arrowheads_20_41" draw:marker-end-width="0.3cm" draw:fill="none" draw:textarea-vertical-align="middle"/>
    </style:style>
    <style:style style:name="gr16" style:family="graphic" style:parent-style-name="objectwithoutfill">
      <style:graphic-properties svg:stroke-color="#77bc65" draw:marker-end="Arrowheads_20_42" draw:marker-end-width="0.3cm" draw:fill="none" draw:textarea-vertical-align="middle"/>
    </style:style>
    <style:style style:name="gr17" style:family="graphic" style:parent-style-name="objectwithoutfill">
      <style:graphic-properties svg:stroke-color="#77bc65" draw:marker-end="Arrowheads_20_43" draw:marker-end-width="0.3cm" draw:fill="none" draw:textarea-vertical-align="middle"/>
    </style:style>
    <style:style style:name="gr18" style:family="graphic" style:parent-style-name="objectwithoutfill">
      <style:graphic-properties svg:stroke-color="#3465a4" draw:marker-end="Arrowheads_20_44" draw:marker-end-width="0.3cm" draw:fill="none" draw:textarea-vertical-align="middle"/>
    </style:style>
    <style:style style:name="gr19" style:family="graphic" style:parent-style-name="objectwithoutfill">
      <style:graphic-properties draw:marker-end="Arrowheads_20_46" draw:marker-end-width="0.3cm" draw:fill="none" draw:textarea-vertical-align="middle"/>
    </style:style>
    <style:style style:name="gr20" style:family="graphic" style:parent-style-name="objectwithoutfill">
      <style:graphic-properties draw:marker-end="Arrowheads_20_47" draw:marker-end-width="0.3cm" draw:fill="none" draw:textarea-vertical-align="middle"/>
    </style:style>
    <style:style style:name="gr21" style:family="graphic" style:parent-style-name="objectwithoutfill">
      <style:graphic-properties svg:stroke-color="#3465a4" draw:marker-end="Arrowheads_20_48" draw:marker-end-width="0.3cm" draw:fill="none" draw:textarea-vertical-align="middle"/>
    </style:style>
    <style:style style:name="gr22" style:family="graphic" style:parent-style-name="objectwithoutfill">
      <style:graphic-properties svg:stroke-color="#77bc65" draw:marker-end="Arrowheads_20_51" draw:marker-end-width="0.3cm" draw:fill="none" draw:textarea-vertical-align="middle"/>
    </style:style>
    <style:style style:name="gr23" style:family="graphic" style:parent-style-name="objectwithoutfill">
      <style:graphic-properties svg:stroke-color="#77bc65" draw:marker-end="Arrowheads_20_53" draw:marker-end-width="0.3cm" draw:fill="none" draw:textarea-vertical-align="middle"/>
    </style:style>
    <style:style style:name="gr24" style:family="graphic" style:parent-style-name="standard" style:list-style-name="L1">
      <style:graphic-properties svg:stroke-width="0.053cm" svg:stroke-color="#ff0000" draw:marker-start-width="0.279cm" draw:marker-end-width="0.279cm" draw:fill="none" draw:textarea-vertical-align="middle" draw:auto-grow-height="false" fo:min-height="2.918cm" fo:min-width="0.435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draw:marker-end="Arrowheads_20_63" draw:marker-end-width="0.3cm" draw:fill="none" draw:textarea-vertical-align="middle"/>
    </style:style>
    <style:style style:name="gr26" style:family="graphic" style:parent-style-name="objectwithoutfill">
      <style:graphic-properties draw:marker-end="Arrowheads_20_64" draw:marker-end-width="0.3cm" draw:fill="none" draw:textarea-vertical-align="middle"/>
    </style:style>
    <style:style style:name="gr27" style:family="graphic" style:parent-style-name="objectwithoutfill">
      <style:graphic-properties svg:stroke-color="#77bc65" draw:marker-end="Arrowheads_20_65" draw:marker-end-width="0.3cm" draw:fill="none" draw:textarea-vertical-align="middle"/>
    </style:style>
    <style:style style:name="gr28" style:family="graphic" style:parent-style-name="objectwithoutfill">
      <style:graphic-properties draw:marker-end="Arrowheads_20_66" draw:marker-end-width="0.3cm" draw:fill="none" draw:textarea-vertical-align="middle"/>
    </style:style>
    <style:style style:name="gr29" style:family="graphic" style:parent-style-name="objectwithoutfill">
      <style:graphic-properties draw:marker-end="Arrowheads_20_68" draw:marker-end-width="0.3cm" draw:fill="none" draw:textarea-vertical-align="middle"/>
    </style:style>
    <style:style style:name="gr30" style:family="graphic" style:parent-style-name="objectwithoutfill">
      <style:graphic-properties svg:stroke-color="#77bc65" draw:marker-end="Arrowheads_20_69" draw:marker-end-width="0.3cm" draw:fill="none" draw:textarea-vertical-align="middle"/>
    </style:style>
    <style:style style:name="gr31" style:family="graphic" style:parent-style-name="objectwithoutfill">
      <style:graphic-properties draw:stroke="solid" draw:stroke-dash="Ultrafine_20_Dashed" svg:stroke-width="0.106cm" draw:marker-start-width="0.359cm" draw:marker-end="Arrowheads_20_70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053cm" svg:stroke-color="#ff4000" draw:marker-start-width="0.28cm" draw:marker-end-width="0.28cm" draw:opacity="10%" draw:textarea-horizontal-align="justify" draw:textarea-vertical-align="top" draw:auto-grow-height="false" fo:min-height="2.035cm" fo:min-width="3.31cm" fo:padding-top="0.152cm" fo:padding-bottom="0.152cm" fo:padding-left="0.277cm" fo:padding-right="0.277cm"/>
      <style:paragraph-properties style:writing-mode="lr-tb"/>
    </style:style>
    <style:style style:name="gr33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34" style:family="graphic" style:parent-style-name="objectwithoutfill">
      <style:graphic-properties svg:stroke-width="0.106cm" draw:marker-start-width="0.359cm" draw:marker-end="Arrowheads_20_75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 style:list-style-name="L1">
      <style:graphic-properties svg:stroke-width="0.053cm" svg:stroke-color="#ff0000" draw:marker-start-width="0.279cm" draw:marker-end-width="0.279cm" draw:fill="none" draw:textarea-vertical-align="middle" draw:auto-grow-height="false" fo:min-height="1.73cm" fo:min-width="0.391cm" fo:padding-top="0.151cm" fo:padding-bottom="0.151cm" fo:padding-left="0.276cm" fo:padding-right="0.276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7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4.893cm" fo:min-width="2.072cm" fo:padding-top="0.151cm" fo:padding-bottom="0.151cm" fo:padding-left="0.276cm" fo:padding-right="0.276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svg:stroke-width="0.018cm" svg:stroke-color="#77bc65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018cm" svg:stroke-color="#ffb66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3" style:family="graphic" style:parent-style-name="objectwithoutfill">
      <style:graphic-properties svg:stroke-width="0.106cm" draw:marker-start-width="0.359cm" draw:marker-end="Arrowheads_20_85" draw:marker-end-width="0.459cm" draw:fill="none" draw:textarea-vertical-align="middle" fo:padding-top="0.178cm" fo:padding-bottom="0.178cm" fo:padding-left="0.303cm" fo:padding-right="0.303cm"/>
    </style:style>
    <style:style style:name="gr44" style:family="graphic" style:parent-style-name="objectwithoutfill">
      <style:graphic-properties svg:stroke-width="0.106cm" draw:marker-start-width="0.359cm" draw:marker-end="Arrowheads_20_87" draw:marker-end-width="0.4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draw:marker-start-width="0.359cm" draw:marker-end="Arrowheads_20_88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draw:marker-start-width="0.359cm" draw:marker-end="Arrowheads_20_89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3.72cm" fo:min-width="19.61cm"/>
      <style:paragraph-properties style:writing-mode="lr-tb"/>
    </style:style>
    <style:style style:name="gr48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1.815cm" fo:min-width="4.387cm"/>
      <style:paragraph-properties style:writing-mode="lr-tb"/>
    </style:style>
    <style:style style:name="gr49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1.815cm" fo:min-width="10.402cm"/>
      <style:paragraph-properties style:writing-mode="lr-tb"/>
    </style:style>
    <style:style style:name="gr50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675cm" fo:min-width="0.42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ff0000" draw:marker-start-width="0.279cm" draw:marker-end-width="0.279cm" draw:fill="none" draw:textarea-vertical-align="middle" draw:auto-grow-height="false" fo:min-height="2.918cm" fo:min-width="0.435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0000" draw:marker-start-width="0.279cm" draw:marker-end-width="0.279cm" draw:opacity="10%" draw:textarea-horizontal-align="justify" draw:textarea-vertical-align="top" draw:auto-grow-height="false" fo:min-height="2.035cm" fo:min-width="3.31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2.484cm"/>
      <style:paragraph-properties style:writing-mode="lr-tb"/>
    </style:style>
    <style:style style:name="gr54" style:family="graphic" style:parent-style-name="objectwithoutfill">
      <style:graphic-properties svg:stroke-width="0.106cm" draw:marker-start-width="0.359cm" draw:marker-end="Arrowheads_20_77" draw:marker-end-width="0.459cm" draw:fill="none" draw:textarea-vertical-align="middle" fo:padding-top="0.178cm" fo:padding-bottom="0.178cm" fo:padding-left="0.303cm" fo:padding-right="0.303cm"/>
    </style:style>
    <style:style style:name="gr55" style:family="graphic" style:parent-style-name="standard" style:list-style-name="L1">
      <style:graphic-properties svg:stroke-width="0.053cm" svg:stroke-color="#ff0000" draw:marker-start-width="0.279cm" draw:marker-end-width="0.279cm" draw:fill="none" draw:textarea-vertical-align="middle" draw:auto-grow-height="false" fo:min-height="2.927cm" fo:min-width="0.391cm" fo:padding-top="0.151cm" fo:padding-bottom="0.151cm" fo:padding-left="0.276cm" fo:padding-right="0.276cm"/>
      <style:paragraph-properties style:writing-mode="lr-tb"/>
    </style:style>
    <style:style style:name="gr56" style:family="graphic" style:parent-style-name="objectwithoutfill">
      <style:graphic-properties svg:stroke-width="0.106cm" draw:marker-start-width="0.359cm" draw:marker-end="Arrowheads_20_79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objectwithoutfill">
      <style:graphic-properties svg:stroke-width="0.106cm" draw:marker-start-width="0.359cm" draw:marker-end="Arrowheads_20_83" draw:marker-end-width="0.459cm" draw:fill="none" draw:textarea-vertical-align="middle" fo:padding-top="0.178cm" fo:padding-bottom="0.178cm" fo:padding-left="0.303cm" fo:padding-right="0.303cm"/>
    </style:style>
    <style:style style:name="gr58" style:family="graphic" style:parent-style-name="standard" style:list-style-name="L1">
      <style:graphic-properties svg:stroke-width="0.053cm" svg:stroke-color="#ff0000" draw:marker-start-width="0.279cm" draw:marker-end-width="0.279cm" draw:fill="none" draw:textarea-vertical-align="middle" draw:auto-grow-height="false" fo:min-height="1.73cm" fo:min-width="0.391cm" fo:padding-top="0.151cm" fo:padding-bottom="0.151cm" fo:padding-left="0.276cm" fo:padding-right="0.276cm"/>
      <style:paragraph-properties style:writing-mode="lr-tb"/>
    </style:style>
    <style:style style:name="gr59" style:family="graphic" style:parent-style-name="objectwithoutfill">
      <style:graphic-properties svg:stroke-width="0.106cm" draw:marker-start-width="0.359cm" draw:marker-end="Arrowheads_20_90" draw:marker-end-width="0.459cm" draw:fill="none" draw:textarea-vertical-align="middle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draw:marker-start-width="0.359cm" draw:marker-end="Arrowheads_20_91" draw:marker-end-width="0.4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14.582cm"/>
      <style:paragraph-properties style:writing-mode="lr-tb"/>
    </style:style>
    <style:style style:name="gr62" style:family="graphic" style:parent-style-name="standard">
      <style:graphic-properties draw:fill="none" draw:textarea-vertical-align="middle" draw:auto-grow-height="false" fo:min-height="2.675cm" fo:min-width="1.5cm"/>
      <style:paragraph-properties style:writing-mode="lr-tb"/>
    </style:style>
    <style:style style:name="gr63" style:family="graphic" style:parent-style-name="standard">
      <style:graphic-properties draw:fill="none" draw:textarea-vertical-align="middle" draw:auto-grow-height="false" fo:min-height="4.893cm" fo:min-width="2.841cm"/>
    </style:style>
    <style:style style:name="gr64" style:family="graphic" style:parent-style-name="Object_20_with_20_no_20_fill_20_and_20_no_20_line">
      <style:graphic-properties draw:stroke="solid" svg:stroke-width="0.035cm" draw:marker-start-width="0.252cm" draw:marker-end-width="0.252cm" draw:fill="solid" draw:fill-color="#729fcf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65" style:family="graphic" style:parent-style-name="Object_20_with_20_no_20_fill_20_and_20_no_20_line">
      <style:graphic-properties draw:stroke="solid" svg:stroke-width="0.035cm" svg:stroke-color="#77bc65" draw:marker-start-width="0.252cm" draw:marker-end-width="0.252cm" draw:fill="solid" draw:fill-color="#77bc65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66" style:family="graphic" style:parent-style-name="Object_20_with_20_no_20_fill_20_and_20_no_20_line">
      <style:graphic-properties draw:stroke="solid" svg:stroke-width="0.035cm" svg:stroke-color="#ffb66c" draw:marker-start-width="0.252cm" draw:marker-end-width="0.252cm" draw:fill="solid" draw:fill-color="#ffb66c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67" style:family="graphic" style:parent-style-name="objectwithoutfill">
      <style:graphic-properties svg:stroke-width="0.106cm" draw:marker-start-width="0.359cm" draw:marker-end="Arrowheads_20_84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start" style:writing-mode="lr-tb"/>
      <style:text-properties fo:font-size="18pt"/>
    </style:style>
    <style:style style:name="P2" style:family="paragraph">
      <loext:graphic-properties draw:opacity="10%"/>
      <style:paragraph-properties fo:text-align="start" style:writing-mode="lr-tb"/>
      <style:text-properties fo:font-size="18pt"/>
    </style:style>
    <style:style style:name="P3" style:family="paragraph">
      <style:paragraph-properties fo:text-align="center" style:writing-mode="lr-tb"/>
      <style:text-properties fo:color="#3465a4" loext:opacity="100%" fo:font-size="18pt"/>
    </style:style>
    <style:style style:name="P4" style:family="paragraph">
      <loext:graphic-properties draw:fill="none"/>
      <style:paragraph-properties fo:text-align="center" style:writing-mode="lr-tb"/>
      <style:text-properties fo:color="#3465a4" loext:opacity="100%" fo:font-size="18pt"/>
    </style:style>
    <style:style style:name="P5" style:family="paragraph">
      <style:paragraph-properties fo:text-align="center" style:writing-mode="lr-tb"/>
      <style:text-properties fo:color="#ffb66c" loext:opacity="100%" fo:font-size="18pt"/>
    </style:style>
    <style:style style:name="P6" style:family="paragraph">
      <loext:graphic-properties draw:opacity="10%"/>
      <style:paragraph-properties fo:text-align="center" style:writing-mode="lr-tb"/>
      <style:text-properties fo:color="#ffb66c" loext:opacity="100%" fo:font-size="18pt"/>
    </style:style>
    <style:style style:name="P7" style:family="paragraph">
      <loext:graphic-properties draw:opacity="10%"/>
      <style:paragraph-properties fo:text-align="center" style:writing-mode="lr-tb"/>
      <style:text-properties fo:color="#3465a4" loext:opacity="100%" fo:font-size="18pt"/>
    </style:style>
    <style:style style:name="P8" style:family="paragraph">
      <style:paragraph-properties fo:text-align="center" style:writing-mode="lr-tb"/>
      <style:text-properties fo:color="#77bc65" loext:opacity="100%" fo:font-size="18pt"/>
    </style:style>
    <style:style style:name="P9" style:family="paragraph">
      <loext:graphic-properties draw:opacity="10%"/>
      <style:paragraph-properties fo:text-align="center" style:writing-mode="lr-tb"/>
      <style:text-properties fo:color="#77bc65" loext:opacity="100%"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b66c" loext:opacity="100%" fo:font-size="10.5pt" style:font-size-asian="10.5pt" style:font-size-complex="10.5pt"/>
    </style:style>
    <style:style style:name="P11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ffb66c" loext:opacity="100%"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8pt"/>
    </style:style>
    <style:style style:name="P13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77bc65" loext:opacity="100%" fo:font-size="18pt"/>
    </style:style>
    <style:style style:name="P15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77bc65" loext:opacity="100%"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14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14pt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20" style:family="paragraph">
      <style:paragraph-properties fo:text-align="start" style:writing-mode="lr-tb"/>
      <style:text-properties fo:font-size="10.5pt" style:font-size-asian="10.5pt" style:font-size-complex="10.5pt"/>
    </style:style>
    <style:style style:name="P21" style:family="paragraph">
      <loext:graphic-properties draw:opacity="10%"/>
      <style:paragraph-properties fo:text-align="start" style:writing-mode="lr-tb"/>
      <style:text-properties fo:font-size="10.5pt" style:font-size-asian="10.5pt" style:font-size-complex="10.5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729fcf" draw:opacity="87%"/>
      <style:paragraph-properties fo:text-align="center"/>
    </style:style>
    <style:style style:name="P26" style:family="paragraph">
      <loext:graphic-properties draw:fill="solid" draw:fill-color="#77bc65" draw:opacity="87%"/>
      <style:paragraph-properties fo:text-align="center"/>
    </style:style>
    <style:style style:name="P27" style:family="paragraph">
      <loext:graphic-properties draw:fill="solid" draw:fill-color="#ffb66c" draw:opacity="87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3465a4" loext:opacity="100%" style:text-position="0% 100%" fo:font-size="18pt"/>
    </style:style>
    <style:style style:name="T3" style:family="text">
      <style:text-properties fo:color="#3465a4" loext:opacity="100%" style:text-position="-8% 58%" fo:font-size="18pt"/>
    </style:style>
    <style:style style:name="T4" style:family="text">
      <style:text-properties fo:color="#ffb66c" loext:opacity="100%" fo:font-size="18pt"/>
    </style:style>
    <style:style style:name="T5" style:family="text">
      <style:text-properties fo:color="#3465a4" loext:opacity="100%" fo:font-size="18pt"/>
    </style:style>
    <style:style style:name="T6" style:family="text">
      <style:text-properties fo:color="#77bc65" loext:opacity="100%" fo:font-size="18pt"/>
    </style:style>
    <style:style style:name="T7" style:family="text">
      <style:text-properties fo:font-variant="normal" fo:text-transform="none" fo:color="#ffb66c" loext:opacity="100%" style:text-outline="false" style:text-line-through-style="none" style:text-line-through-type="none" style:text-position="0% 100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b66c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11" style:family="text">
      <style:text-properties fo:color="#ffb66c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16" style:family="text">
      <style:text-properties fo:color="#3465a4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17" style:family="text">
      <style:text-properties fo:font-variant="normal" fo:text-transform="none" fo:color="#77bc65" loext:opacity="100%" style:text-outline="false" style:text-line-through-style="none" style:text-line-through-type="none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7bc65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21" style:family="text">
      <style:text-properties fo:color="#77bc65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22" style:family="text">
      <style:text-properties fo:font-variant="normal" fo:text-transform="none" fo:color="#ffb66c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352cm" svg:height="13.97cm" svg:x="1.65cm" svg:y="0.092cm">
          <text:p text:style-name="P1"><text:span text:style-name="T1">Masked Autoregressive Flow – 1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049cm" svg:height="12.065cm" svg:x="1.968cm" svg:y="1.587cm">
          <text:p text:style-name="P1"><text:span text:style-name="T1">MA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4" draw:id="id14" draw:layer="layout" svg:width="10.002cm" svg:height="7.302cm" svg:x="2.54cm" svg:y="2.85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3" draw:id="id13" draw:layer="layout" svg:width="1.022cm" svg:height="3.251cm" svg:x="0.17cm" svg:y="4.902cm">
          <text:p text:style-name="P3"><text:span text:style-name="T2">x</text:span><text:span text:style-name="T3">1</text:span><text:span text:style-name="T3"><text:line-break/></text:span><text:span text:style-name="T2">x</text:span><text:span text:style-name="T3">2</text:span></text:p>
          <text:p text:style-name="P3"><text:span text:style-name="T2">x</text:span><text:span text:style-name="T3">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952cm" svg:height="0.952cm" svg:x="2.915cm" svg:y="4.662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" draw:id="id1" draw:layer="layout" svg:width="0.952cm" svg:height="0.952cm" svg:x="2.916cm" svg:y="6.063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6" draw:id="id6" draw:layer="layout" svg:width="0.952cm" svg:height="0.952cm" svg:x="2.916cm" svg:y="7.463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952cm" svg:height="0.952cm" svg:x="5.12cm" svg:y="3.7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" draw:id="id2" draw:layer="layout" svg:width="0.952cm" svg:height="0.952cm" svg:x="5.12cm" svg:y="5.298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2" draw:id="id12" draw:layer="layout" svg:width="0.952cm" svg:height="0.952cm" svg:x="9.523cm" svg:y="4.712cm">
          <text:p text:style-name="P10"><text:span text:style-name="T7">μ</text:span><text:span text:style-name="T8">1</text:span><text:span text:style-name="T9">,</text:span><text:span text:style-name="T10">σ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0.952cm" svg:height="0.952cm" svg:x="9.524cm" svg:y="6.213cm">
          <text:p text:style-name="P12"><text:span text:style-name="T12">μ</text:span><text:span text:style-name="T13">2</text:span><text:span text:style-name="T14">,</text:span><text:span text:style-name="T15">σ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1" draw:id="id11" draw:layer="layout" svg:width="0.952cm" svg:height="0.952cm" svg:x="9.524cm" svg:y="7.713cm">
          <text:p text:style-name="P14"><text:span text:style-name="T17">μ</text:span><text:span text:style-name="T18">3</text:span><text:span text:style-name="T19">,</text:span><text:span text:style-name="T20">σ</text:span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0.952cm" svg:height="0.952cm" svg:x="5.121cm" svg:y="6.91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" draw:id="id5" draw:layer="layout" svg:width="0.952cm" svg:height="0.952cm" svg:x="5.121cm" svg:y="8.499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7" draw:id="id7" draw:layer="layout" svg:width="0.952cm" svg:height="0.952cm" svg:x="7.221cm" svg:y="3.711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952cm" svg:height="0.952cm" svg:x="7.221cm" svg:y="5.299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0.952cm" svg:height="0.952cm" svg:x="7.222cm" svg:y="6.912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0" draw:id="id10" draw:layer="layout" svg:width="0.952cm" svg:height="0.952cm" svg:x="7.222cm" svg:y="8.5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6" draw:layer="layout" draw:type="line" svg:x1="3.868cm" svg:y1="6.539cm" svg:x2="5.12cm" svg:y2="5.774cm" draw:start-shape="id1" draw:start-glue-point="10" draw:end-shape="id2" draw:end-glue-point="6" svg:d="M3868 6539l1252-765" svg:viewBox="0 0 1253 766">
          <text:p/>
        </draw:connector>
        <draw:connector draw:style-name="gr7" draw:text-style-name="P16" draw:layer="layout" draw:type="line" svg:x1="3.868cm" svg:y1="6.539cm" svg:x2="5.12cm" svg:y2="4.186cm" draw:start-shape="id1" draw:start-glue-point="10" draw:end-shape="id3" draw:end-glue-point="6" svg:d="M3868 6539l1252-2353" svg:viewBox="0 0 1253 2354">
          <text:p/>
        </draw:connector>
        <draw:connector draw:style-name="gr8" draw:text-style-name="P16" draw:layer="layout" draw:type="line" svg:x1="3.868cm" svg:y1="6.539cm" svg:x2="5.121cm" svg:y2="7.387cm" draw:start-shape="id1" draw:start-glue-point="10" draw:end-shape="id4" draw:end-glue-point="6" svg:d="M3868 6539l1253 848" svg:viewBox="0 0 1254 849">
          <text:p/>
        </draw:connector>
        <draw:connector draw:style-name="gr9" draw:text-style-name="P16" draw:layer="layout" draw:type="line" svg:x1="3.868cm" svg:y1="6.539cm" svg:x2="5.121cm" svg:y2="8.975cm" draw:start-shape="id1" draw:start-glue-point="10" draw:end-shape="id5" draw:end-glue-point="6" svg:d="M3868 6539l1253 2436" svg:viewBox="0 0 1254 2437">
          <text:p/>
        </draw:connector>
        <draw:connector draw:style-name="gr10" draw:text-style-name="P16" draw:layer="layout" draw:type="line" svg:x1="3.868cm" svg:y1="7.939cm" svg:x2="5.121cm" svg:y2="8.975cm" draw:start-shape="id6" draw:start-glue-point="10" draw:end-shape="id5" draw:end-glue-point="6" svg:d="M3868 7939l1253 1036" svg:viewBox="0 0 1254 1037">
          <text:p/>
        </draw:connector>
        <draw:connector draw:style-name="gr11" draw:text-style-name="P16" draw:layer="layout" draw:type="line" svg:x1="3.868cm" svg:y1="7.939cm" svg:x2="5.12cm" svg:y2="5.774cm" draw:start-shape="id6" draw:start-glue-point="10" draw:end-shape="id2" draw:end-glue-point="6" svg:d="M3868 7939l1252-2165" svg:viewBox="0 0 1253 2166">
          <text:p/>
        </draw:connector>
        <draw:connector draw:style-name="gr12" draw:text-style-name="P16" draw:layer="layout" draw:type="line" svg:x1="6.072cm" svg:y1="4.186cm" svg:x2="7.221cm" svg:y2="4.187cm" draw:start-shape="id3" draw:start-glue-point="10" draw:end-shape="id7" draw:end-glue-point="6" svg:d="M6072 4186l1149 1" svg:viewBox="0 0 1150 2">
          <text:p/>
        </draw:connector>
        <draw:connector draw:style-name="gr13" draw:text-style-name="P16" draw:layer="layout" draw:type="line" svg:x1="6.072cm" svg:y1="4.186cm" svg:x2="7.36cm" svg:y2="5.438cm" draw:start-shape="id3" draw:start-glue-point="10" draw:end-shape="id8" draw:end-glue-point="5" svg:d="M6072 4186l1288 1252" svg:viewBox="0 0 1289 1253">
          <text:p/>
        </draw:connector>
        <draw:connector draw:style-name="gr14" draw:text-style-name="P16" draw:layer="layout" draw:type="line" svg:x1="5.933cm" svg:y1="4.523cm" svg:x2="7.361cm" svg:y2="7.051cm" draw:start-shape="id3" draw:start-glue-point="9" draw:end-shape="id9" draw:end-glue-point="5" svg:d="M5933 4523l1428 2528" svg:viewBox="0 0 1429 2529">
          <text:p/>
        </draw:connector>
        <draw:connector draw:style-name="gr15" draw:text-style-name="P16" draw:layer="layout" draw:type="line" svg:x1="5.933cm" svg:y1="4.523cm" svg:x2="7.361cm" svg:y2="8.639cm" draw:start-shape="id3" draw:start-glue-point="9" draw:end-shape="id10" draw:end-glue-point="5" svg:d="M5933 4523l1428 4116" svg:viewBox="0 0 1429 4117">
          <text:p/>
        </draw:connector>
        <draw:connector draw:style-name="gr16" draw:text-style-name="P16" draw:layer="layout" draw:type="line" svg:x1="6.072cm" svg:y1="5.774cm" svg:x2="7.36cm" svg:y2="4.524cm" draw:start-shape="id2" draw:start-glue-point="10" draw:end-shape="id7" draw:end-glue-point="7" svg:d="M6072 5774l1288-1250" svg:viewBox="0 0 1289 1251">
          <text:p/>
        </draw:connector>
        <draw:connector draw:style-name="gr17" draw:text-style-name="P16" draw:layer="layout" draw:type="line" svg:x1="6.072cm" svg:y1="5.774cm" svg:x2="7.361cm" svg:y2="8.639cm" draw:start-shape="id2" draw:end-shape="id10" draw:end-glue-point="5" svg:d="M6072 5774l1289 2865" svg:viewBox="0 0 1290 2866">
          <text:p/>
        </draw:connector>
        <draw:connector draw:style-name="gr18" draw:text-style-name="P16" draw:layer="layout" draw:type="line" svg:x1="5.934cm" svg:y1="7.05cm" svg:x2="7.36cm" svg:y2="4.524cm" draw:start-shape="id4" draw:start-glue-point="11" draw:end-shape="id7" draw:end-glue-point="7" svg:d="M5934 7050l1426-2526" svg:viewBox="0 0 1427 2527">
          <text:p/>
        </draw:connector>
        <draw:connector draw:style-name="gr19" draw:text-style-name="P16" draw:layer="layout" draw:type="line" svg:x1="5.934cm" svg:y1="7.05cm" svg:x2="7.36cm" svg:y2="6.112cm" draw:start-shape="id4" draw:start-glue-point="11" draw:end-shape="id8" draw:end-glue-point="7" svg:d="M5934 7050l1426-938" svg:viewBox="0 0 1427 939">
          <text:p/>
        </draw:connector>
        <draw:connector draw:style-name="gr20" draw:text-style-name="P16" draw:layer="layout" draw:type="line" svg:x1="6.073cm" svg:y1="7.387cm" svg:x2="7.222cm" svg:y2="7.388cm" draw:start-shape="id4" draw:start-glue-point="10" draw:end-shape="id9" draw:end-glue-point="6" svg:d="M6073 7387l1149 1" svg:viewBox="0 0 1150 2">
          <text:p/>
        </draw:connector>
        <draw:connector draw:style-name="gr21" draw:text-style-name="P16" draw:layer="layout" draw:type="line" svg:x1="5.934cm" svg:y1="7.724cm" svg:x2="7.361cm" svg:y2="8.639cm" draw:start-shape="id4" draw:start-glue-point="9" draw:end-shape="id10" draw:end-glue-point="5" svg:d="M5934 7724l1427 915" svg:viewBox="0 0 1428 916">
          <text:p/>
        </draw:connector>
        <draw:connector draw:style-name="gr22" draw:text-style-name="P16" draw:layer="layout" draw:type="line" svg:x1="5.934cm" svg:y1="8.638cm" svg:x2="7.36cm" svg:y2="4.524cm" draw:start-shape="id5" draw:start-glue-point="11" draw:end-shape="id7" draw:end-glue-point="7" svg:d="M5934 8638l1426-4114" svg:viewBox="0 0 1427 4115">
          <text:p/>
        </draw:connector>
        <draw:connector draw:style-name="gr23" draw:text-style-name="P16" draw:layer="layout" draw:type="line" svg:x1="6.073cm" svg:y1="8.975cm" svg:x2="7.222cm" svg:y2="8.976cm" draw:start-shape="id5" draw:start-glue-point="10" draw:end-shape="id10" draw:end-glue-point="6" svg:d="M6073 8975l1149 1" svg:viewBox="0 0 1150 2">
          <text:p/>
        </draw:connector>
        <draw:custom-shape draw:style-name="gr24" draw:text-style-name="P18" draw:layer="layout" svg:width="1.039cm" svg:height="3.52cm" svg:x="11.135cm" svg:y="4.745cm">
          <text:p text:style-name="P17"><text:span text:style-name="T22">μ</text:span><text:span text:style-name="T23">1</text:span></text:p>
          <text:p text:style-name="P17"><text:span text:style-name="T22">σ</text:span><text:span text:style-name="T24">1</text:span></text:p>
          <text:p text:style-name="P17"><text:span text:style-name="T25">μ</text:span><text:span text:style-name="T26">2</text:span></text:p>
          <text:p text:style-name="P17"><text:span text:style-name="T25">σ</text:span><text:span text:style-name="T27">2</text:span></text:p>
          <text:p text:style-name="P17"><text:span text:style-name="T28">μ</text:span><text:span text:style-name="T29">3</text:span></text:p>
          <text:p text:style-name="P17"><text:span text:style-name="T28">σ</text:span><text:span text:style-name="T30">3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6" draw:layer="layout" draw:type="line" svg:x1="8.174cm" svg:y1="7.388cm" svg:x2="9.524cm" svg:y2="8.189cm" draw:start-shape="id9" draw:start-glue-point="10" draw:end-shape="id11" draw:end-glue-point="6" svg:d="M8174 7388l1350 801" svg:viewBox="0 0 1351 802">
          <text:p/>
        </draw:connector>
        <draw:connector draw:style-name="gr26" draw:text-style-name="P16" draw:layer="layout" draw:type="line" svg:x1="8.034cm" svg:y1="6.112cm" svg:x2="9.663cm" svg:y2="7.852cm" draw:start-shape="id8" draw:start-glue-point="9" draw:end-shape="id11" draw:end-glue-point="5" svg:d="M8034 6112l1629 1740" svg:viewBox="0 0 1630 1741">
          <text:p/>
        </draw:connector>
        <draw:connector draw:style-name="gr27" draw:text-style-name="P16" draw:layer="layout" draw:type="line" svg:x1="8.173cm" svg:y1="4.187cm" svg:x2="9.523cm" svg:y2="5.188cm" draw:start-shape="id7" draw:start-glue-point="10" draw:end-shape="id12" draw:end-glue-point="6" svg:d="M8173 4187l1350 1001" svg:viewBox="0 0 1351 1002">
          <text:p/>
        </draw:connector>
        <draw:connector draw:style-name="gr28" draw:text-style-name="P16" draw:layer="layout" draw:type="line" svg:x1="8.173cm" svg:y1="5.775cm" svg:x2="9.523cm" svg:y2="5.188cm" draw:start-shape="id8" draw:start-glue-point="10" draw:end-shape="id12" draw:end-glue-point="6" svg:d="M8173 5775l1350-587" svg:viewBox="0 0 1351 588">
          <text:p/>
        </draw:connector>
        <draw:connector draw:style-name="gr29" draw:text-style-name="P16" draw:layer="layout" draw:type="line" svg:x1="8.174cm" svg:y1="7.388cm" svg:x2="9.662cm" svg:y2="5.525cm" draw:start-shape="id9" draw:start-glue-point="10" draw:end-shape="id12" draw:end-glue-point="7" svg:d="M8174 7388l1488-1863" svg:viewBox="0 0 1489 1864">
          <text:p/>
        </draw:connector>
        <draw:connector draw:style-name="gr30" draw:text-style-name="P16" draw:layer="layout" draw:type="line" svg:x1="8.035cm" svg:y1="8.639cm" svg:x2="9.662cm" svg:y2="5.525cm" draw:start-shape="id10" draw:start-glue-point="11" draw:end-shape="id12" draw:end-glue-point="7" svg:d="M8035 8639l1627-3114" svg:viewBox="0 0 1628 3115">
          <text:p/>
        </draw:connector>
        <draw:connector draw:style-name="gr31" draw:text-style-name="P19" draw:layer="layout" draw:type="line" svg:x1="1.192cm" svg:y1="6.528cm" svg:x2="2.54cm" svg:y2="6.509cm" draw:start-shape="id13" draw:start-glue-point="7" draw:end-shape="id14" draw:end-glue-point="3" svg:d="M1192 6528l1348-19" svg:viewBox="0 0 1349 20">
          <text:p/>
        </draw:connector>
        <draw:custom-shape draw:style-name="gr32" draw:text-style-name="P21" xml:id="id15" draw:id="id15" draw:layer="layout" svg:width="3.81cm" svg:height="2.285cm" svg:x="8.54cm" svg:y="11.142cm">
          <text:p text:style-name="P20"><text:span text:style-name="T31">Scale &amp; Shift*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.351cm" svg:height="1.025cm" svg:x="9.663cm" svg:y="12.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34" draw:text-style-name="P16" draw:layer="layout" svg:x1="0.681cm" svg:y1="8.153cm" svg:x2="8.54cm" svg:y2="12.284cm" draw:start-shape="id13" draw:start-glue-point="6" draw:end-shape="id15" draw:end-glue-point="3" svg:d="M681 8153v4131h7859" svg:viewBox="0 0 7860 4132">
          <text:p/>
        </draw:connector>
        <draw:custom-shape draw:style-name="gr35" draw:text-style-name="P24" xml:id="id16" draw:id="id16" draw:layer="layout" svg:width="0.989cm" svg:height="2.2cm" svg:x="14.287cm" svg:y="11.2cm">
          <text:p text:style-name="P23"><text:span text:style-name="T25">u</text:span><text:span text:style-name="T26">1</text:span></text:p>
          <text:p text:style-name="P23"><text:span text:style-name="T25">u</text:span><text:span text:style-name="T26">2</text:span></text:p>
          <text:p text:style-name="P23"><text:span text:style-name="T25">u</text:span><text:span text:style-name="T26">3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2.54cm" svg:height="1.429cm" svg:x="16.366cm" svg:y="4.26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37" draw:text-style-name="P16" xml:id="id17" draw:id="id17" draw:layer="layout" svg:width="2.858cm" svg:height="5.715cm" svg:x="16.207cm" svg:y="3.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6" draw:layer="layout" svg:x1="17.619cm" svg:y1="4.177cm" svg:x2="17.619cm" svg:y2="9.348cm">
          <text:p/>
        </draw:line>
        <draw:frame draw:style-name="gr36" draw:text-style-name="P22" draw:layer="layout" svg:width="2.54cm" svg:height="1.429cm" svg:x="16.366cm" svg:y="5.7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6" draw:text-style-name="P22" draw:layer="layout" svg:width="2.54cm" svg:height="1.429cm" svg:x="16.366cm" svg:y="7.2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9" draw:text-style-name="P16" draw:layer="layout" svg:x1="17.965cm" svg:y1="7.96cm" svg:x2="17.965cm" svg:y2="8.671cm">
          <text:p/>
        </draw:line>
        <draw:line draw:style-name="gr40" draw:text-style-name="P16" draw:layer="layout" svg:x1="17.381cm" svg:y1="6.334cm" svg:x2="17.381cm" svg:y2="7.147cm">
          <text:p/>
        </draw:line>
        <draw:line draw:style-name="gr41" draw:text-style-name="P16" draw:layer="layout" svg:x1="17.13cm" svg:y1="5.32cm" svg:x2="17.13cm" svg:y2="5.676cm">
          <text:p/>
        </draw:line>
        <draw:frame draw:style-name="gr42" draw:text-style-name="P22" xml:id="id18" draw:id="id18" draw:layer="layout" svg:width="1.995cm" svg:height="0.914cm" svg:x="20.955cm" svg:y="6.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43" draw:text-style-name="P16" draw:layer="layout" svg:x1="11.6cm" svg:y1="8.572cm" svg:x2="11.6cm" svg:y2="11.112cm">
          <text:p/>
        </draw:line>
        <draw:connector draw:style-name="gr44" draw:text-style-name="P16" draw:layer="layout" svg:x1="15.276cm" svg:y1="12.3cm" svg:x2="17.636cm" svg:y2="9.665cm" draw:start-shape="id16" draw:start-glue-point="7" draw:end-shape="id17" draw:end-glue-point="6" svg:d="M15276 12300h2360v-2635" svg:viewBox="0 0 2361 2636">
          <text:p/>
        </draw:connector>
        <draw:connector draw:style-name="gr45" draw:text-style-name="P16" draw:layer="layout" draw:type="line" svg:x1="12.35cm" svg:y1="12.284cm" svg:x2="14.287cm" svg:y2="12.3cm" draw:start-shape="id15" draw:start-glue-point="1" draw:end-shape="id16" draw:end-glue-point="5" svg:d="M12350 12284l1937 16" svg:viewBox="0 0 1938 17">
          <text:p/>
        </draw:connector>
        <draw:connector draw:style-name="gr46" draw:text-style-name="P16" draw:layer="layout" draw:type="line" svg:x1="19.065cm" svg:y1="6.807cm" svg:x2="20.955cm" svg:y2="6.807cm" draw:start-shape="id17" draw:start-glue-point="7" draw:end-shape="id18" draw:end-glue-point="3" svg:d="M19065 6807h1890" svg:viewBox="0 0 1891 1">
          <text:p/>
        </draw:connector>
      </draw:page>
      <draw:page draw:name="page2" draw:style-name="dp1" draw:master-page-name="Default">
        <draw:custom-shape draw:style-name="gr47" draw:text-style-name="P2" draw:layer="layout" svg:width="20.11cm" svg:height="13.97cm" svg:x="1.65cm" svg:y="0.092cm">
          <text:p text:style-name="P1"><text:span text:style-name="T1">Masked Autoregressive Flow – 2 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draw:layer="layout" svg:width="4.887cm" svg:height="12.065cm" svg:x="13.168cm" svg:y="1.587cm">
          <text:p text:style-name="P1"><text:span text:style-name="T1">MA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10.902cm" svg:height="12.065cm" svg:x="1.968cm" svg:y="1.587cm">
          <text:p text:style-name="P1"><text:span text:style-name="T1">MA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2" draw:id="id32" draw:layer="layout" svg:width="10.002cm" svg:height="7.302cm" svg:x="2.55cm" svg:y="2.8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xml:id="id31" draw:id="id31" draw:layer="layout" svg:width="1.022cm" svg:height="3.251cm" svg:x="0.17cm" svg:y="4.902cm">
          <text:p text:style-name="P3"><text:span text:style-name="T2">x</text:span><text:span text:style-name="T3">1</text:span><text:span text:style-name="T3"><text:line-break/></text:span><text:span text:style-name="T2">x</text:span><text:span text:style-name="T3">2</text:span></text:p>
          <text:p text:style-name="P3"><text:span text:style-name="T2">x</text:span><text:span text:style-name="T3">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952cm" svg:height="0.952cm" svg:x="2.915cm" svg:y="4.662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9" draw:id="id19" draw:layer="layout" svg:width="0.952cm" svg:height="0.952cm" svg:x="2.916cm" svg:y="6.063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4" draw:id="id24" draw:layer="layout" svg:width="0.952cm" svg:height="0.952cm" svg:x="2.916cm" svg:y="7.463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952cm" svg:height="0.952cm" svg:x="5.12cm" svg:y="3.7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0" draw:id="id20" draw:layer="layout" svg:width="0.952cm" svg:height="0.952cm" svg:x="5.12cm" svg:y="5.298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30" draw:id="id30" draw:layer="layout" svg:width="0.952cm" svg:height="0.952cm" svg:x="9.523cm" svg:y="4.712cm">
          <text:p text:style-name="P10"><text:span text:style-name="T7">μ</text:span><text:span text:style-name="T8">1</text:span><text:span text:style-name="T9">,</text:span><text:span text:style-name="T10">σ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0.952cm" svg:height="0.952cm" svg:x="9.524cm" svg:y="6.213cm">
          <text:p text:style-name="P12"><text:span text:style-name="T12">μ</text:span><text:span text:style-name="T13">2</text:span><text:span text:style-name="T14">,</text:span><text:span text:style-name="T15">σ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9" draw:id="id29" draw:layer="layout" svg:width="0.952cm" svg:height="0.952cm" svg:x="9.524cm" svg:y="7.713cm">
          <text:p text:style-name="P14"><text:span text:style-name="T17">μ</text:span><text:span text:style-name="T18">3</text:span><text:span text:style-name="T19">,</text:span><text:span text:style-name="T20">σ</text:span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2" draw:id="id22" draw:layer="layout" svg:width="0.952cm" svg:height="0.952cm" svg:x="5.121cm" svg:y="6.91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3" draw:id="id23" draw:layer="layout" svg:width="0.952cm" svg:height="0.952cm" svg:x="5.121cm" svg:y="8.499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5" draw:id="id25" draw:layer="layout" svg:width="0.952cm" svg:height="0.952cm" svg:x="7.221cm" svg:y="3.711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6" draw:id="id26" draw:layer="layout" svg:width="0.952cm" svg:height="0.952cm" svg:x="7.221cm" svg:y="5.299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7" draw:id="id27" draw:layer="layout" svg:width="0.952cm" svg:height="0.952cm" svg:x="7.222cm" svg:y="6.912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8" draw:id="id28" draw:layer="layout" svg:width="0.952cm" svg:height="0.952cm" svg:x="7.222cm" svg:y="8.5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6" draw:layer="layout" draw:type="line" svg:x1="3.868cm" svg:y1="6.539cm" svg:x2="5.12cm" svg:y2="5.774cm" draw:start-shape="id19" draw:start-glue-point="10" draw:end-shape="id20" draw:end-glue-point="6" svg:d="M3868 6539l1252-765" svg:viewBox="0 0 1253 766">
          <text:p/>
        </draw:connector>
        <draw:connector draw:style-name="gr7" draw:text-style-name="P16" draw:layer="layout" draw:type="line" svg:x1="3.868cm" svg:y1="6.539cm" svg:x2="5.12cm" svg:y2="4.186cm" draw:start-shape="id19" draw:start-glue-point="10" draw:end-shape="id21" draw:end-glue-point="6" svg:d="M3868 6539l1252-2353" svg:viewBox="0 0 1253 2354">
          <text:p/>
        </draw:connector>
        <draw:connector draw:style-name="gr8" draw:text-style-name="P16" draw:layer="layout" draw:type="line" svg:x1="3.868cm" svg:y1="6.539cm" svg:x2="5.121cm" svg:y2="7.387cm" draw:start-shape="id19" draw:start-glue-point="10" draw:end-shape="id22" draw:end-glue-point="6" svg:d="M3868 6539l1253 848" svg:viewBox="0 0 1254 849">
          <text:p/>
        </draw:connector>
        <draw:connector draw:style-name="gr9" draw:text-style-name="P16" draw:layer="layout" draw:type="line" svg:x1="3.868cm" svg:y1="6.539cm" svg:x2="5.121cm" svg:y2="8.975cm" draw:start-shape="id19" draw:start-glue-point="10" draw:end-shape="id23" draw:end-glue-point="6" svg:d="M3868 6539l1253 2436" svg:viewBox="0 0 1254 2437">
          <text:p/>
        </draw:connector>
        <draw:connector draw:style-name="gr10" draw:text-style-name="P16" draw:layer="layout" draw:type="line" svg:x1="3.868cm" svg:y1="7.939cm" svg:x2="5.121cm" svg:y2="8.975cm" draw:start-shape="id24" draw:start-glue-point="10" draw:end-shape="id23" draw:end-glue-point="6" svg:d="M3868 7939l1253 1036" svg:viewBox="0 0 1254 1037">
          <text:p/>
        </draw:connector>
        <draw:connector draw:style-name="gr11" draw:text-style-name="P16" draw:layer="layout" draw:type="line" svg:x1="3.868cm" svg:y1="7.939cm" svg:x2="5.12cm" svg:y2="5.774cm" draw:start-shape="id24" draw:start-glue-point="10" draw:end-shape="id20" draw:end-glue-point="6" svg:d="M3868 7939l1252-2165" svg:viewBox="0 0 1253 2166">
          <text:p/>
        </draw:connector>
        <draw:connector draw:style-name="gr12" draw:text-style-name="P16" draw:layer="layout" draw:type="line" svg:x1="6.072cm" svg:y1="4.186cm" svg:x2="7.221cm" svg:y2="4.187cm" draw:start-shape="id21" draw:start-glue-point="10" draw:end-shape="id25" draw:end-glue-point="6" svg:d="M6072 4186l1149 1" svg:viewBox="0 0 1150 2">
          <text:p/>
        </draw:connector>
        <draw:connector draw:style-name="gr13" draw:text-style-name="P16" draw:layer="layout" draw:type="line" svg:x1="6.072cm" svg:y1="4.186cm" svg:x2="7.36cm" svg:y2="5.438cm" draw:start-shape="id21" draw:start-glue-point="10" draw:end-shape="id26" draw:end-glue-point="5" svg:d="M6072 4186l1288 1252" svg:viewBox="0 0 1289 1253">
          <text:p/>
        </draw:connector>
        <draw:connector draw:style-name="gr14" draw:text-style-name="P16" draw:layer="layout" draw:type="line" svg:x1="5.933cm" svg:y1="4.523cm" svg:x2="7.361cm" svg:y2="7.051cm" draw:start-shape="id21" draw:start-glue-point="9" draw:end-shape="id27" draw:end-glue-point="5" svg:d="M5933 4523l1428 2528" svg:viewBox="0 0 1429 2529">
          <text:p/>
        </draw:connector>
        <draw:connector draw:style-name="gr15" draw:text-style-name="P16" draw:layer="layout" draw:type="line" svg:x1="5.933cm" svg:y1="4.523cm" svg:x2="7.361cm" svg:y2="8.639cm" draw:start-shape="id21" draw:start-glue-point="9" draw:end-shape="id28" draw:end-glue-point="5" svg:d="M5933 4523l1428 4116" svg:viewBox="0 0 1429 4117">
          <text:p/>
        </draw:connector>
        <draw:connector draw:style-name="gr16" draw:text-style-name="P16" draw:layer="layout" draw:type="line" svg:x1="6.072cm" svg:y1="5.774cm" svg:x2="7.36cm" svg:y2="4.524cm" draw:start-shape="id20" draw:start-glue-point="10" draw:end-shape="id25" draw:end-glue-point="7" svg:d="M6072 5774l1288-1250" svg:viewBox="0 0 1289 1251">
          <text:p/>
        </draw:connector>
        <draw:connector draw:style-name="gr17" draw:text-style-name="P16" draw:layer="layout" draw:type="line" svg:x1="6.072cm" svg:y1="5.774cm" svg:x2="7.361cm" svg:y2="8.639cm" draw:start-shape="id20" draw:end-shape="id28" draw:end-glue-point="5" svg:d="M6072 5774l1289 2865" svg:viewBox="0 0 1290 2866">
          <text:p/>
        </draw:connector>
        <draw:connector draw:style-name="gr18" draw:text-style-name="P16" draw:layer="layout" draw:type="line" svg:x1="5.934cm" svg:y1="7.05cm" svg:x2="7.36cm" svg:y2="4.524cm" draw:start-shape="id22" draw:start-glue-point="11" draw:end-shape="id25" draw:end-glue-point="7" svg:d="M5934 7050l1426-2526" svg:viewBox="0 0 1427 2527">
          <text:p/>
        </draw:connector>
        <draw:connector draw:style-name="gr19" draw:text-style-name="P16" draw:layer="layout" draw:type="line" svg:x1="5.934cm" svg:y1="7.05cm" svg:x2="7.36cm" svg:y2="6.112cm" draw:start-shape="id22" draw:start-glue-point="11" draw:end-shape="id26" draw:end-glue-point="7" svg:d="M5934 7050l1426-938" svg:viewBox="0 0 1427 939">
          <text:p/>
        </draw:connector>
        <draw:connector draw:style-name="gr20" draw:text-style-name="P16" draw:layer="layout" draw:type="line" svg:x1="6.073cm" svg:y1="7.387cm" svg:x2="7.222cm" svg:y2="7.388cm" draw:start-shape="id22" draw:start-glue-point="10" draw:end-shape="id27" draw:end-glue-point="6" svg:d="M6073 7387l1149 1" svg:viewBox="0 0 1150 2">
          <text:p/>
        </draw:connector>
        <draw:connector draw:style-name="gr21" draw:text-style-name="P16" draw:layer="layout" draw:type="line" svg:x1="5.934cm" svg:y1="7.724cm" svg:x2="7.361cm" svg:y2="8.639cm" draw:start-shape="id22" draw:start-glue-point="9" draw:end-shape="id28" draw:end-glue-point="5" svg:d="M5934 7724l1427 915" svg:viewBox="0 0 1428 916">
          <text:p/>
        </draw:connector>
        <draw:connector draw:style-name="gr22" draw:text-style-name="P16" draw:layer="layout" draw:type="line" svg:x1="5.934cm" svg:y1="8.638cm" svg:x2="7.36cm" svg:y2="4.524cm" draw:start-shape="id23" draw:start-glue-point="11" draw:end-shape="id25" draw:end-glue-point="7" svg:d="M5934 8638l1426-4114" svg:viewBox="0 0 1427 4115">
          <text:p/>
        </draw:connector>
        <draw:connector draw:style-name="gr23" draw:text-style-name="P16" draw:layer="layout" draw:type="line" svg:x1="6.073cm" svg:y1="8.975cm" svg:x2="7.222cm" svg:y2="8.976cm" draw:start-shape="id23" draw:start-glue-point="10" draw:end-shape="id28" draw:end-glue-point="6" svg:d="M6073 8975l1149 1" svg:viewBox="0 0 1150 2">
          <text:p/>
        </draw:connector>
        <draw:custom-shape draw:style-name="gr51" draw:text-style-name="P18" draw:layer="layout" svg:width="1.039cm" svg:height="3.52cm" svg:x="11.135cm" svg:y="4.745cm">
          <text:p text:style-name="P17"><text:span text:style-name="T22">μ</text:span><text:span text:style-name="T23">1</text:span></text:p>
          <text:p text:style-name="P17"><text:span text:style-name="T22">σ</text:span><text:span text:style-name="T24">1</text:span></text:p>
          <text:p text:style-name="P17"><text:span text:style-name="T25">μ</text:span><text:span text:style-name="T26">2</text:span></text:p>
          <text:p text:style-name="P17"><text:span text:style-name="T25">σ</text:span><text:span text:style-name="T27">2</text:span></text:p>
          <text:p text:style-name="P17"><text:span text:style-name="T28">μ</text:span><text:span text:style-name="T29">3</text:span></text:p>
          <text:p text:style-name="P17"><text:span text:style-name="T28">σ</text:span><text:span text:style-name="T30">3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6" draw:layer="layout" draw:type="line" svg:x1="8.174cm" svg:y1="7.388cm" svg:x2="9.524cm" svg:y2="8.189cm" draw:start-shape="id27" draw:start-glue-point="10" draw:end-shape="id29" draw:end-glue-point="6" svg:d="M8174 7388l1350 801" svg:viewBox="0 0 1351 802">
          <text:p/>
        </draw:connector>
        <draw:connector draw:style-name="gr26" draw:text-style-name="P16" draw:layer="layout" draw:type="line" svg:x1="8.034cm" svg:y1="6.112cm" svg:x2="9.663cm" svg:y2="7.852cm" draw:start-shape="id26" draw:start-glue-point="9" draw:end-shape="id29" draw:end-glue-point="5" svg:d="M8034 6112l1629 1740" svg:viewBox="0 0 1630 1741">
          <text:p/>
        </draw:connector>
        <draw:connector draw:style-name="gr27" draw:text-style-name="P16" draw:layer="layout" draw:type="line" svg:x1="8.173cm" svg:y1="4.187cm" svg:x2="9.523cm" svg:y2="5.188cm" draw:start-shape="id25" draw:start-glue-point="10" draw:end-shape="id30" draw:end-glue-point="6" svg:d="M8173 4187l1350 1001" svg:viewBox="0 0 1351 1002">
          <text:p/>
        </draw:connector>
        <draw:connector draw:style-name="gr28" draw:text-style-name="P16" draw:layer="layout" draw:type="line" svg:x1="8.173cm" svg:y1="5.775cm" svg:x2="9.523cm" svg:y2="5.188cm" draw:start-shape="id26" draw:start-glue-point="10" draw:end-shape="id30" draw:end-glue-point="6" svg:d="M8173 5775l1350-587" svg:viewBox="0 0 1351 588">
          <text:p/>
        </draw:connector>
        <draw:connector draw:style-name="gr29" draw:text-style-name="P16" draw:layer="layout" draw:type="line" svg:x1="8.174cm" svg:y1="7.388cm" svg:x2="9.662cm" svg:y2="5.525cm" draw:start-shape="id27" draw:start-glue-point="10" draw:end-shape="id30" draw:end-glue-point="7" svg:d="M8174 7388l1488-1863" svg:viewBox="0 0 1489 1864">
          <text:p/>
        </draw:connector>
        <draw:connector draw:style-name="gr30" draw:text-style-name="P16" draw:layer="layout" draw:type="line" svg:x1="8.035cm" svg:y1="8.639cm" svg:x2="9.662cm" svg:y2="5.525cm" draw:start-shape="id28" draw:start-glue-point="11" draw:end-shape="id30" draw:end-glue-point="7" svg:d="M8035 8639l1627-3114" svg:viewBox="0 0 1628 3115">
          <text:p/>
        </draw:connector>
        <draw:connector draw:style-name="gr31" draw:text-style-name="P19" draw:layer="layout" draw:type="line" svg:x1="1.192cm" svg:y1="6.528cm" svg:x2="2.55cm" svg:y2="6.531cm" draw:start-shape="id31" draw:start-glue-point="7" draw:end-shape="id32" draw:end-glue-point="3" svg:d="M1192 6528l1358 3" svg:viewBox="0 0 1359 4">
          <text:p/>
        </draw:connector>
        <draw:custom-shape draw:style-name="gr52" draw:text-style-name="P21" xml:id="id33" draw:id="id33" draw:layer="layout" svg:width="3.81cm" svg:height="2.285cm" svg:x="8.54cm" svg:y="11.142cm">
          <text:p text:style-name="P20"><text:span text:style-name="T31">Scale &amp; Shift*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.351cm" svg:height="1.025cm" svg:x="9.663cm" svg:y="12.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34" draw:text-style-name="P16" draw:layer="layout" svg:x1="0.681cm" svg:y1="8.153cm" svg:x2="8.54cm" svg:y2="12.284cm" draw:start-shape="id31" draw:start-glue-point="6" draw:end-shape="id33" draw:end-glue-point="3" svg:d="M681 8153v4131h7859" svg:viewBox="0 0 7860 4132">
          <text:p/>
        </draw:connector>
        <draw:custom-shape draw:style-name="gr53" draw:text-style-name="P2" xml:id="id34" draw:id="id34" draw:layer="layout" svg:width="2.984cm" svg:height="7.302cm" svg:x="14.488cm" svg:y="2.8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6" draw:layer="layout" svg:x1="12.35cm" svg:y1="12.284cm" svg:x2="14.488cm" svg:y2="6.531cm" draw:start-shape="id33" draw:start-glue-point="1" draw:end-shape="id34" draw:end-glue-point="3" svg:d="M12350 12284h1082v-5753h1056" svg:viewBox="0 0 2139 5754">
          <text:p/>
        </draw:connector>
        <draw:custom-shape draw:style-name="gr52" draw:text-style-name="P21" xml:id="id35" draw:id="id35" draw:layer="layout" svg:width="3.81cm" svg:height="2.285cm" svg:x="14.088cm" svg:y="11.142cm">
          <text:p text:style-name="P20"><text:span text:style-name="T31">Scale &amp; Shift*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.351cm" svg:height="1.025cm" svg:x="15.011cm" svg:y="12.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55" draw:text-style-name="P24" draw:layer="layout" svg:width="0.989cm" svg:height="3.531cm" svg:x="15.445cm" svg:y="4.756cm">
          <text:p text:style-name="P23"><text:span text:style-name="T25">μ</text:span><text:span text:style-name="T26">1</text:span></text:p>
          <text:p text:style-name="P23"><text:span text:style-name="T25">σ</text:span><text:span text:style-name="T27">1</text:span></text:p>
          <text:p text:style-name="P23"><text:span text:style-name="T28">μ</text:span><text:span text:style-name="T29">2</text:span></text:p>
          <text:p text:style-name="P23"><text:span text:style-name="T28">σ</text:span><text:span text:style-name="T30">2</text:span></text:p>
          <text:p text:style-name="P23"><text:span text:style-name="T22">μ</text:span><text:span text:style-name="T23">3</text:span></text:p>
          <text:p text:style-name="P23"><text:span text:style-name="T22">σ</text:span><text:span text:style-name="T24">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2.54cm" svg:height="1.429cm" svg:x="18.666cm" svg:y="4.26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7" draw:text-style-name="P16" xml:id="id36" draw:id="id36" draw:layer="layout" svg:width="2.858cm" svg:height="5.715cm" svg:x="18.507cm" svg:y="3.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6" draw:layer="layout" svg:x1="19.919cm" svg:y1="4.177cm" svg:x2="19.919cm" svg:y2="9.348cm">
          <text:p/>
        </draw:line>
        <draw:frame draw:style-name="gr36" draw:text-style-name="P22" draw:layer="layout" svg:width="2.54cm" svg:height="1.429cm" svg:x="18.666cm" svg:y="5.7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6" draw:text-style-name="P22" draw:layer="layout" svg:width="2.54cm" svg:height="1.429cm" svg:x="18.666cm" svg:y="7.2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onnector draw:style-name="gr56" draw:text-style-name="P16" draw:layer="layout" draw:type="line" svg:x1="12.35cm" svg:y1="12.284cm" svg:x2="14.088cm" svg:y2="12.284cm" draw:start-shape="id33" draw:start-glue-point="1" draw:end-shape="id35" draw:end-glue-point="3" svg:d="M12350 12284h1738" svg:viewBox="0 0 1739 1">
          <text:p/>
        </draw:connector>
        <draw:line draw:style-name="gr39" draw:text-style-name="P16" draw:layer="layout" svg:x1="20.265cm" svg:y1="7.96cm" svg:x2="20.265cm" svg:y2="8.671cm">
          <text:p/>
        </draw:line>
        <draw:line draw:style-name="gr40" draw:text-style-name="P16" draw:layer="layout" svg:x1="19.681cm" svg:y1="6.334cm" svg:x2="19.681cm" svg:y2="7.147cm">
          <text:p/>
        </draw:line>
        <draw:line draw:style-name="gr41" draw:text-style-name="P16" draw:layer="layout" svg:x1="19.43cm" svg:y1="5.32cm" svg:x2="19.43cm" svg:y2="5.676cm">
          <text:p/>
        </draw:line>
        <draw:frame draw:style-name="gr42" draw:text-style-name="P22" draw:layer="layout" svg:width="1.995cm" svg:height="0.914cm" svg:x="22.44cm" svg:y="6.3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onnector draw:style-name="gr57" draw:text-style-name="P16" draw:layer="layout" draw:type="line" svg:x1="21.365cm" svg:y1="6.807cm" svg:x2="22.54cm" svg:y2="6.807cm" draw:start-shape="id36" draw:start-glue-point="7" svg:d="M21365 6807h1175" svg:viewBox="0 0 1176 1">
          <text:p/>
        </draw:connector>
        <draw:line draw:style-name="gr43" draw:text-style-name="P16" draw:layer="layout" svg:x1="11.6cm" svg:y1="8.572cm" svg:x2="11.6cm" svg:y2="11.112cm">
          <text:p/>
        </draw:line>
        <draw:line draw:style-name="gr43" draw:text-style-name="P16" draw:layer="layout" svg:x1="15.9cm" svg:y1="8.57cm" svg:x2="15.9cm" svg:y2="11.11cm">
          <text:p/>
        </draw:line>
        <draw:custom-shape draw:style-name="gr58" draw:text-style-name="P24" xml:id="id37" draw:id="id37" draw:layer="layout" svg:width="0.989cm" svg:height="2.2cm" svg:x="19.45cm" svg:y="11.201cm">
          <text:p text:style-name="P23"><text:span text:style-name="T25">u</text:span><text:span text:style-name="T26">1</text:span></text:p>
          <text:p text:style-name="P23"><text:span text:style-name="T25">u</text:span><text:span text:style-name="T26">2</text:span></text:p>
          <text:p text:style-name="P23"><text:span text:style-name="T25">u</text:span><text:span text:style-name="T26">3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6" draw:layer="layout" draw:type="line" svg:x1="17.898cm" svg:y1="12.284cm" svg:x2="19.45cm" svg:y2="12.301cm" draw:start-shape="id35" draw:start-glue-point="1" draw:end-shape="id37" draw:end-glue-point="5" svg:d="M17898 12284l1552 17" svg:viewBox="0 0 1553 18">
          <text:p/>
        </draw:connector>
        <draw:connector draw:style-name="gr60" draw:text-style-name="P16" draw:layer="layout" draw:type="line" svg:x1="19.944cm" svg:y1="11.201cm" svg:x2="19.936cm" svg:y2="9.665cm" draw:start-shape="id37" draw:start-glue-point="4" draw:end-shape="id36" draw:end-glue-point="6" svg:d="M19944 11201l-8-1536" svg:viewBox="0 0 9 1537">
          <text:p/>
        </draw:connector>
      </draw:page>
      <draw:page draw:name="page3" draw:style-name="dp1" draw:master-page-name="Default">
        <draw:custom-shape draw:style-name="gr61" draw:text-style-name="P2" xml:id="id51" draw:id="id51" draw:layer="layout" svg:width="15.082cm" svg:height="7.302cm" svg:x="3.65cm" svg:y="2.8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" xml:id="id50" draw:id="id50" draw:layer="layout" svg:width="2.222cm" svg:height="3.251cm" svg:x="0.07cm" svg:y="4.902cm">
          <text:p text:style-name="P3"><text:span text:style-name="T2">x</text:span><text:span text:style-name="T3">1</text:span><text:span text:style-name="T3"><text:line-break/></text:span><text:span text:style-name="T2">x</text:span><text:span text:style-name="T3">2</text:span></text:p>
          <text:p text:style-name="P3"><text:span text:style-name="T2">x</text:span><text:span text:style-name="T3">d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952cm" svg:height="0.952cm" svg:x="4.015cm" svg:y="4.662cm">
          <text:p text:style-name="P5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8" draw:id="id38" draw:layer="layout" svg:width="0.952cm" svg:height="0.952cm" svg:x="4.016cm" svg:y="6.063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3" draw:id="id43" draw:layer="layout" svg:width="0.952cm" svg:height="0.952cm" svg:x="4.016cm" svg:y="7.463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0" draw:id="id40" draw:layer="layout" svg:width="0.952cm" svg:height="0.952cm" svg:x="6.22cm" svg:y="3.7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39" draw:id="id39" draw:layer="layout" svg:width="0.952cm" svg:height="0.952cm" svg:x="6.22cm" svg:y="5.298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49" draw:id="id49" draw:layer="layout" svg:width="0.952cm" svg:height="0.952cm" svg:x="10.623cm" svg:y="4.712cm">
          <text:p text:style-name="P10"><text:span text:style-name="T7">μ</text:span><text:span text:style-name="T8">1</text:span><text:span text:style-name="T9">,</text:span><text:span text:style-name="T10">σ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0.952cm" svg:height="0.952cm" svg:x="10.624cm" svg:y="6.213cm">
          <text:p text:style-name="P12"><text:span text:style-name="T12">μ</text:span><text:span text:style-name="T13">2</text:span><text:span text:style-name="T14">,</text:span><text:span text:style-name="T15">σ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48" draw:id="id48" draw:layer="layout" svg:width="0.952cm" svg:height="0.952cm" svg:x="10.624cm" svg:y="7.713cm">
          <text:p text:style-name="P14"><text:span text:style-name="T17">μ</text:span><text:span text:style-name="T18">d</text:span><text:span text:style-name="T19">,</text:span><text:span text:style-name="T20">σ</text:span><text:span text:style-name="T2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1" draw:id="id41" draw:layer="layout" svg:width="0.952cm" svg:height="0.952cm" svg:x="6.221cm" svg:y="6.91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2" draw:id="id42" draw:layer="layout" svg:width="0.952cm" svg:height="0.952cm" svg:x="6.221cm" svg:y="8.499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4" draw:id="id44" draw:layer="layout" svg:width="0.952cm" svg:height="0.952cm" svg:x="8.321cm" svg:y="3.711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5" draw:id="id45" draw:layer="layout" svg:width="0.952cm" svg:height="0.952cm" svg:x="8.321cm" svg:y="5.299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6" draw:id="id46" draw:layer="layout" svg:width="0.952cm" svg:height="0.952cm" svg:x="8.322cm" svg:y="6.912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7" draw:id="id47" draw:layer="layout" svg:width="0.952cm" svg:height="0.952cm" svg:x="8.322cm" svg:y="8.5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6" draw:layer="layout" draw:type="line" svg:x1="4.968cm" svg:y1="6.539cm" svg:x2="6.22cm" svg:y2="5.774cm" draw:start-shape="id38" draw:start-glue-point="10" draw:end-shape="id39" draw:end-glue-point="6" svg:d="M4968 6539l1252-765" svg:viewBox="0 0 1253 766">
          <text:p/>
        </draw:connector>
        <draw:connector draw:style-name="gr7" draw:text-style-name="P16" draw:layer="layout" draw:type="line" svg:x1="4.968cm" svg:y1="6.539cm" svg:x2="6.22cm" svg:y2="4.186cm" draw:start-shape="id38" draw:start-glue-point="10" draw:end-shape="id40" draw:end-glue-point="6" svg:d="M4968 6539l1252-2353" svg:viewBox="0 0 1253 2354">
          <text:p/>
        </draw:connector>
        <draw:connector draw:style-name="gr8" draw:text-style-name="P16" draw:layer="layout" draw:type="line" svg:x1="4.968cm" svg:y1="6.539cm" svg:x2="6.221cm" svg:y2="7.387cm" draw:start-shape="id38" draw:start-glue-point="10" draw:end-shape="id41" draw:end-glue-point="6" svg:d="M4968 6539l1253 848" svg:viewBox="0 0 1254 849">
          <text:p/>
        </draw:connector>
        <draw:connector draw:style-name="gr9" draw:text-style-name="P16" draw:layer="layout" draw:type="line" svg:x1="4.968cm" svg:y1="6.539cm" svg:x2="6.221cm" svg:y2="8.975cm" draw:start-shape="id38" draw:start-glue-point="10" draw:end-shape="id42" draw:end-glue-point="6" svg:d="M4968 6539l1253 2436" svg:viewBox="0 0 1254 2437">
          <text:p/>
        </draw:connector>
        <draw:connector draw:style-name="gr10" draw:text-style-name="P16" draw:layer="layout" draw:type="line" svg:x1="4.968cm" svg:y1="7.939cm" svg:x2="6.221cm" svg:y2="8.975cm" draw:start-shape="id43" draw:start-glue-point="10" draw:end-shape="id42" draw:end-glue-point="6" svg:d="M4968 7939l1253 1036" svg:viewBox="0 0 1254 1037">
          <text:p/>
        </draw:connector>
        <draw:connector draw:style-name="gr11" draw:text-style-name="P16" draw:layer="layout" draw:type="line" svg:x1="4.968cm" svg:y1="7.939cm" svg:x2="6.22cm" svg:y2="5.774cm" draw:start-shape="id43" draw:start-glue-point="10" draw:end-shape="id39" draw:end-glue-point="6" svg:d="M4968 7939l1252-2165" svg:viewBox="0 0 1253 2166">
          <text:p/>
        </draw:connector>
        <draw:connector draw:style-name="gr12" draw:text-style-name="P16" draw:layer="layout" draw:type="line" svg:x1="7.172cm" svg:y1="4.186cm" svg:x2="8.321cm" svg:y2="4.187cm" draw:start-shape="id40" draw:start-glue-point="10" draw:end-shape="id44" draw:end-glue-point="6" svg:d="M7172 4186l1149 1" svg:viewBox="0 0 1150 2">
          <text:p/>
        </draw:connector>
        <draw:connector draw:style-name="gr13" draw:text-style-name="P16" draw:layer="layout" draw:type="line" svg:x1="7.172cm" svg:y1="4.186cm" svg:x2="8.46cm" svg:y2="5.438cm" draw:start-shape="id40" draw:start-glue-point="10" draw:end-shape="id45" draw:end-glue-point="5" svg:d="M7172 4186l1288 1252" svg:viewBox="0 0 1289 1253">
          <text:p/>
        </draw:connector>
        <draw:connector draw:style-name="gr14" draw:text-style-name="P16" draw:layer="layout" draw:type="line" svg:x1="7.033cm" svg:y1="4.523cm" svg:x2="8.461cm" svg:y2="7.051cm" draw:start-shape="id40" draw:start-glue-point="9" draw:end-shape="id46" draw:end-glue-point="5" svg:d="M7033 4523l1428 2528" svg:viewBox="0 0 1429 2529">
          <text:p/>
        </draw:connector>
        <draw:connector draw:style-name="gr15" draw:text-style-name="P16" draw:layer="layout" draw:type="line" svg:x1="7.033cm" svg:y1="4.523cm" svg:x2="8.461cm" svg:y2="8.639cm" draw:start-shape="id40" draw:start-glue-point="9" draw:end-shape="id47" draw:end-glue-point="5" svg:d="M7033 4523l1428 4116" svg:viewBox="0 0 1429 4117">
          <text:p/>
        </draw:connector>
        <draw:connector draw:style-name="gr16" draw:text-style-name="P16" draw:layer="layout" draw:type="line" svg:x1="7.172cm" svg:y1="5.774cm" svg:x2="8.46cm" svg:y2="4.524cm" draw:start-shape="id39" draw:start-glue-point="10" draw:end-shape="id44" draw:end-glue-point="7" svg:d="M7172 5774l1288-1250" svg:viewBox="0 0 1289 1251">
          <text:p/>
        </draw:connector>
        <draw:connector draw:style-name="gr17" draw:text-style-name="P16" draw:layer="layout" draw:type="line" svg:x1="7.172cm" svg:y1="5.774cm" svg:x2="8.461cm" svg:y2="8.639cm" draw:start-shape="id39" draw:end-shape="id47" draw:end-glue-point="5" svg:d="M7172 5774l1289 2865" svg:viewBox="0 0 1290 2866">
          <text:p/>
        </draw:connector>
        <draw:connector draw:style-name="gr18" draw:text-style-name="P16" draw:layer="layout" draw:type="line" svg:x1="7.034cm" svg:y1="7.05cm" svg:x2="8.46cm" svg:y2="4.524cm" draw:start-shape="id41" draw:start-glue-point="11" draw:end-shape="id44" draw:end-glue-point="7" svg:d="M7034 7050l1426-2526" svg:viewBox="0 0 1427 2527">
          <text:p/>
        </draw:connector>
        <draw:connector draw:style-name="gr19" draw:text-style-name="P16" draw:layer="layout" draw:type="line" svg:x1="7.034cm" svg:y1="7.05cm" svg:x2="8.46cm" svg:y2="6.112cm" draw:start-shape="id41" draw:start-glue-point="11" draw:end-shape="id45" draw:end-glue-point="7" svg:d="M7034 7050l1426-938" svg:viewBox="0 0 1427 939">
          <text:p/>
        </draw:connector>
        <draw:connector draw:style-name="gr20" draw:text-style-name="P16" draw:layer="layout" draw:type="line" svg:x1="7.173cm" svg:y1="7.387cm" svg:x2="8.322cm" svg:y2="7.388cm" draw:start-shape="id41" draw:start-glue-point="10" draw:end-shape="id46" draw:end-glue-point="6" svg:d="M7173 7387l1149 1" svg:viewBox="0 0 1150 2">
          <text:p/>
        </draw:connector>
        <draw:connector draw:style-name="gr21" draw:text-style-name="P16" draw:layer="layout" draw:type="line" svg:x1="7.034cm" svg:y1="7.724cm" svg:x2="8.461cm" svg:y2="8.639cm" draw:start-shape="id41" draw:start-glue-point="9" draw:end-shape="id47" draw:end-glue-point="5" svg:d="M7034 7724l1427 915" svg:viewBox="0 0 1428 916">
          <text:p/>
        </draw:connector>
        <draw:connector draw:style-name="gr22" draw:text-style-name="P16" draw:layer="layout" draw:type="line" svg:x1="7.034cm" svg:y1="8.638cm" svg:x2="8.46cm" svg:y2="4.524cm" draw:start-shape="id42" draw:start-glue-point="11" draw:end-shape="id44" draw:end-glue-point="7" svg:d="M7034 8638l1426-4114" svg:viewBox="0 0 1427 4115">
          <text:p/>
        </draw:connector>
        <draw:connector draw:style-name="gr23" draw:text-style-name="P16" draw:layer="layout" draw:type="line" svg:x1="7.173cm" svg:y1="8.975cm" svg:x2="8.322cm" svg:y2="8.976cm" draw:start-shape="id42" draw:start-glue-point="10" draw:end-shape="id47" draw:end-glue-point="6" svg:d="M7173 8975l1149 1" svg:viewBox="0 0 1150 2">
          <text:p/>
        </draw:connector>
        <draw:connector draw:style-name="gr25" draw:text-style-name="P16" draw:layer="layout" draw:type="line" svg:x1="9.274cm" svg:y1="7.388cm" svg:x2="10.624cm" svg:y2="8.189cm" draw:start-shape="id46" draw:start-glue-point="10" draw:end-shape="id48" draw:end-glue-point="6" svg:d="M9274 7388l1350 801" svg:viewBox="0 0 1351 802">
          <text:p/>
        </draw:connector>
        <draw:connector draw:style-name="gr26" draw:text-style-name="P16" draw:layer="layout" draw:type="line" svg:x1="9.134cm" svg:y1="6.112cm" svg:x2="10.763cm" svg:y2="7.852cm" draw:start-shape="id45" draw:start-glue-point="9" draw:end-shape="id48" draw:end-glue-point="5" svg:d="M9134 6112l1629 1740" svg:viewBox="0 0 1630 1741">
          <text:p/>
        </draw:connector>
        <draw:connector draw:style-name="gr27" draw:text-style-name="P16" draw:layer="layout" draw:type="line" svg:x1="9.273cm" svg:y1="4.187cm" svg:x2="10.623cm" svg:y2="5.188cm" draw:start-shape="id44" draw:start-glue-point="10" draw:end-shape="id49" draw:end-glue-point="6" svg:d="M9273 4187l1350 1001" svg:viewBox="0 0 1351 1002">
          <text:p/>
        </draw:connector>
        <draw:connector draw:style-name="gr28" draw:text-style-name="P16" draw:layer="layout" draw:type="line" svg:x1="9.273cm" svg:y1="5.775cm" svg:x2="10.623cm" svg:y2="5.188cm" draw:start-shape="id45" draw:start-glue-point="10" draw:end-shape="id49" draw:end-glue-point="6" svg:d="M9273 5775l1350-587" svg:viewBox="0 0 1351 588">
          <text:p/>
        </draw:connector>
        <draw:connector draw:style-name="gr29" draw:text-style-name="P16" draw:layer="layout" draw:type="line" svg:x1="9.274cm" svg:y1="7.388cm" svg:x2="10.762cm" svg:y2="5.525cm" draw:start-shape="id46" draw:start-glue-point="10" draw:end-shape="id49" draw:end-glue-point="7" svg:d="M9274 7388l1488-1863" svg:viewBox="0 0 1489 1864">
          <text:p/>
        </draw:connector>
        <draw:connector draw:style-name="gr30" draw:text-style-name="P16" draw:layer="layout" draw:type="line" svg:x1="9.135cm" svg:y1="8.639cm" svg:x2="10.762cm" svg:y2="5.525cm" draw:start-shape="id47" draw:start-glue-point="11" draw:end-shape="id49" draw:end-glue-point="7" svg:d="M9135 8639l1627-3114" svg:viewBox="0 0 1628 3115">
          <text:p/>
        </draw:connector>
        <draw:connector draw:style-name="gr31" draw:text-style-name="P19" draw:layer="layout" draw:type="line" svg:x1="2.292cm" svg:y1="6.528cm" svg:x2="3.65cm" svg:y2="6.531cm" draw:start-shape="id50" draw:start-glue-point="7" draw:end-shape="id51" draw:end-glue-point="3" svg:d="M2292 6528l1358 3" svg:viewBox="0 0 1359 4">
          <text:p/>
        </draw:connector>
        <draw:frame draw:style-name="gr36" draw:text-style-name="P22" draw:layer="layout" svg:width="2.54cm" svg:height="1.429cm" svg:x="14.266cm" svg:y="4.26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63" draw:text-style-name="P16" xml:id="id52" draw:id="id52" draw:layer="layout" svg:width="3.713cm" svg:height="5.715cm" svg:x="14.252cm" svg:y="3.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6" draw:layer="layout" svg:x1="16.119cm" svg:y1="4.177cm" svg:x2="16.119cm" svg:y2="9.348cm">
          <text:p/>
        </draw:line>
        <draw:frame draw:style-name="gr36" draw:text-style-name="P22" draw:layer="layout" svg:width="1.649cm" svg:height="1.429cm" svg:x="16.157cm" svg:y="5.7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22" draw:layer="layout" svg:width="3.554cm" svg:height="1.429cm" svg:x="14.252cm" svg:y="7.2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9" draw:text-style-name="P16" draw:layer="layout" svg:x1="16.865cm" svg:y1="7.96cm" svg:x2="16.865cm" svg:y2="8.671cm">
          <text:p/>
        </draw:line>
        <draw:line draw:style-name="gr40" draw:text-style-name="P16" draw:layer="layout" svg:x1="16.781cm" svg:y1="6.334cm" svg:x2="16.781cm" svg:y2="7.147cm">
          <text:p/>
        </draw:line>
        <draw:line draw:style-name="gr41" draw:text-style-name="P16" draw:layer="layout" svg:x1="15.03cm" svg:y1="5.32cm" svg:x2="15.03cm" svg:y2="5.676cm">
          <text:p/>
        </draw:line>
        <draw:frame draw:style-name="gr42" draw:text-style-name="P22" xml:id="id53" draw:id="id53" draw:layer="layout" svg:width="2.032cm" svg:height="0.914cm" svg:x="19.04cm" svg:y="6.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57" draw:text-style-name="P16" draw:layer="layout" draw:type="line" svg:x1="17.965cm" svg:y1="6.807cm" svg:x2="19.04cm" svg:y2="6.807cm" draw:start-shape="id52" draw:start-glue-point="7" draw:end-shape="id53" draw:end-glue-point="3" svg:d="M17965 6807h1075" svg:viewBox="0 0 1076 1">
          <text:p/>
        </draw:connector>
        <draw:frame draw:style-name="gr64" draw:text-style-name="P25" draw:layer="layout" svg:width="1.276cm" svg:height="0.564cm" svg:x="10.795cm" svg:y="6.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5" draw:text-style-name="P26" draw:layer="layout" svg:width="1.825cm" svg:height="0.564cm" svg:x="10.795cm" svg:y="7.93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6" draw:text-style-name="P27" draw:layer="layout" svg:width="2.498cm" svg:height="0.564cm" svg:x="10.796cm" svg:y="4.9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67" draw:text-style-name="P16" draw:layer="layout" svg:x1="13.335cm" svg:y1="5.18cm" svg:x2="14.605cm" svg:y2="5.18cm">
          <text:p/>
        </draw:line>
        <draw:line draw:style-name="gr67" draw:text-style-name="P16" draw:layer="layout" svg:x1="12.065cm" svg:y1="6.667cm" svg:x2="16.51cm" svg:y2="6.667cm">
          <text:p/>
        </draw:line>
        <draw:line draw:style-name="gr67" draw:text-style-name="P16" draw:layer="layout" svg:x1="12.7cm" svg:y1="8.255cm" svg:x2="14.579cm" svg:y2="8.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3cm" fo:page-height="14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13:44:41.630265824</meta:creation-date>
    <dc:date>2022-04-04T11:44:12.708049493</dc:date>
    <meta:editing-duration>P1DT3H4M</meta:editing-duration>
    <meta:editing-cycles>91</meta:editing-cycles>
    <meta:generator>LibreOffice/7.2.6.2$Linux_X86_64 LibreOffice_project/20$Build-2</meta:generator>
    <meta:document-statistic meta:object-count="187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77bc65" draw:fill-color="#77bc6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</mrow>
    <annotation encoding="StarMath 5.0">p( x )</annotation>
  </semantics>
</math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p( x_2 )</annotation>
  </semantics>
</math>
</file>

<file path=Object 14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x</mi>
              <mi>d</mi>
            </msub>
            <mo stretchy="false">∣</mo>
            <msub>
              <mi>x</mi>
              <mn>2</mn>
            </msub>
          </mrow>
        </mrow>
        <mo fence="true" stretchy="false">)</mo>
      </mrow>
    </mrow>
    <annotation encoding="StarMath 5.0">p( x_d divides x_2 )</annotation>
  </semantics>
</math>
</file>

<file path=Object 1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x</mi>
                <mn>1</mn>
              </msub>
              <mo stretchy="false">∣</mo>
              <msub>
                <mi>x</mi>
                <mi>d</mi>
              </msub>
            </mrow>
            <mi>,</mi>
            <msub>
              <mi>x</mi>
              <mn>2</mn>
            </msub>
          </mrow>
        </mrow>
        <mo fence="true" stretchy="false">)</mo>
      </mrow>
    </mrow>
    <annotation encoding="StarMath 5.0">p( x_1 divides x_d, x_2 )</annotation>
  </semantics>
</math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ffb66c" draw:fill-color="#ffb66c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77bc65" draw:fill-color="#77bc6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9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</mrow>
    <annotation encoding="StarMath 5.0">p( x )</annotation>
  </semantics>
</math>
</file>

<file path=Object 2/content.xml><?xml version="1.0" encoding="utf-8"?>
<math xmlns="http://www.w3.org/1998/Math/MathML" display="block">
  <semantics>
    <mrow>
      <msub>
        <mi>u</mi>
        <mi>i</mi>
      </msub>
      <mo stretchy="false">=</mo>
      <mfrac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i</mi>
              </msub>
            </mrow>
          </mrow>
          <mo fence="true" stretchy="false">)</mo>
        </mrow>
        <msub>
          <mi>σ</mi>
          <mi>i</mi>
        </msub>
      </mfrac>
    </mrow>
    <annotation encoding="StarMath 5.0">u_i = ( x_i - %mu_i ) over %sigma_i </annotation>
  </semantics>
</math>
</file>

<file path=Object 3/content.xml><?xml version="1.0" encoding="utf-8"?>
<math xmlns="http://www.w3.org/1998/Math/MathML" display="block">
  <semantics>
    <mrow>
      <msub>
        <mi>u</mi>
        <mi>i</mi>
      </msub>
      <mo stretchy="false">=</mo>
      <mfrac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i</mi>
              </msub>
            </mrow>
          </mrow>
          <mo fence="true" stretchy="false">)</mo>
        </mrow>
        <msub>
          <mi>σ</mi>
          <mi>i</mi>
        </msub>
      </mfrac>
    </mrow>
    <annotation encoding="StarMath 5.0">u_i = ( x_i - %mu_i ) over %sigma_i</annotation>
  </semantics>
</math>
</file>

<file path=Object 4/content.xml><?xml version="1.0" encoding="utf-8"?>
<math xmlns="http://www.w3.org/1998/Math/MathML" display="block">
  <semantics>
    <mrow>
      <msub>
        <mi>u</mi>
        <mi>i</mi>
      </msub>
      <mo stretchy="false">=</mo>
      <mfrac>
        <mrow>
          <mo fence="true" form="prefix" stretchy="false">(</mo>
          <mrow>
            <mrow>
              <msub>
                <mi>x</mi>
                <mi>i</mi>
              </msub>
              <mo stretchy="false">−</mo>
              <msub>
                <mi>μ</mi>
                <mi>i</mi>
              </msub>
            </mrow>
          </mrow>
          <mo fence="true" form="postfix" stretchy="false">)</mo>
        </mrow>
        <msub>
          <mi>σ</mi>
          <mi>i</mi>
        </msub>
      </mfrac>
    </mrow>
    <annotation encoding="StarMath 5.0">u_i = ( x_i - %mu_i ) over %sigma_i 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ffb66c" draw:fill-color="#ffb66c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.65cm" svg:height="1.43cm" xlink:href="." xlink:type="simple" chart:class="chart:line" chart:style-name="ch1">
        <chart:plot-area chart:style-name="ch2" chart:data-source-has-labels="both" svg:x="0.033cm" svg:y="0.028cm" svg:width="1.584cm" svg:height="1.374cm">
          <chart:coordinate-region svg:x="0.033cm" svg:y="0.028cm" svg:width="1.584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77bc65" draw:fill-color="#77bc6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.555cm" svg:height="1.43cm" xlink:href="." xlink:type="simple" chart:class="chart:line" chart:style-name="ch1">
        <chart:plot-area chart:style-name="ch2" chart:data-source-has-labels="both" svg:x="0.071cm" svg:y="0.028cm" svg:width="3.413cm" svg:height="1.374cm">
          <chart:coordinate-region svg:x="0.071cm" svg:y="0.028cm" svg:width="3.413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math xmlns="http://www.w3.org/1998/Math/MathML" display="block">
  <semantics>
    <mrow>
      <mi>L</mi>
      <mrow>
        <mo fence="true" stretchy="false">(</mo>
        <mrow>
          <mi>x</mi>
        </mrow>
        <mo fence="true" stretchy="false">)</mo>
      </mrow>
    </mrow>
    <annotation encoding="StarMath 5.0">L( x )</annotation>
  </semantics>
</math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ffb66c" draw:fill-color="#ffb66c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